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gust 16, 2007</text:p>
      <text:p text:style-name="Standard"/>
      <text:p text:style-name="Standard">Update with Stephanie on her inositol systems:</text:p>
      <text:p text:style-name="Standard"/>
      <text:list text:style-name="L1">
        <text:list-item>
          <text:p text:style-name="P1">Has (GAGA) times 2 running with Calpha to Calpha distances constrained to 0.35 nm</text:p>
        </text:list-item>
        <text:list-item>
          <text:p text:style-name="P1">Box of 30 cubic Angstroms, 4 inositols</text:p>
        </text:list-item>
        <text:list-item>
          <text:p text:style-name="P1">Will run her analysis and just look at the data for scyllo- inositol group spacing 0, peptide groups CONH (space 0 and 2), COCO (space 1) and NHNH (space 1), same peptide to create ramachandran maps and obtain conformational equilibria data to compare to the alanine dipeptide systems</text:p>
        </text:list-item>
        <text:list-item>
          <text:p text:style-name="P1">Will go over her analysis programs for the peptide systems (tommorrow?)</text:p>
        </text:list-item>
        <text:list-item>
          <text:p text:style-name="P1">Will let me know where all her files are and what they are</text:p>
        </text:list-item>
        <text:list-item>
          <text:p text:style-name="P1">Will send the pdf document of her updated analysis for her inositol systems (last updated since July 19th, 2007).</text:p>
        </text:list-item>
      </text:list>
      <text:p text:style-name="Standard"/>
      <text:p text:style-name="Standard"/>
      <text:p text:style-name="Standard">August 18th, 2007</text:p>
      <text:p text:style-name="Standard"/>
      <text:p text:style-name="Standard">Went through Stephanie's analysis program for her peptide systems </text:p>
      <text:p text:style-name="Standard">2 chain with 2 inositol</text:p>
      <text:p text:style-name="Standard">2 chain with 4 inositol</text:p>
      <text:p text:style-name="Standard">4 chain with 4 inositol</text:p>
      <text:p text:style-name="Standard">She only did scyllo so far</text:p>
      <text:p text:style-name="Standard">Basically, she uses the inositol as the reference</text:p>
      <text:p text:style-name="Standard">O = 1, H = 2</text:p>
      <text:p text:style-name="Standard"/>
      <text:p text:style-name="Standard">Regis discussion of Stephanie's results (July 19th, 2007, I have this in my gmail inbox)</text:p>
      <text:p text:style-name="Standard">Surprisingly all of her systems have the same percentage of hydrogen bonds per inositol, despite the fact that each system started from very different starting points (beta sheet like, and monomers in solution). <text:s/>See notes from Regis dated August 19, 2007</text:p>
      <text:p text:style-name="Standard"/>
      <text:p text:style-name="Standard">One thing that I should do is figure out how to make a stable beta sheet in water</text:p>
      <text:p text:style-name="Standard">We need a stable beta sheet in water, for at least 100 ns, as a control for the inositol effect on beta sheets.</text:p>
      <text:p text:style-name="Standard">How do we construct such a beta sheet? <text:s/>Will using longer chains for the peptides forming the sheet do the trick?</text:p>
      <text:p text:style-name="Standard"/>
      <text:p text:style-name="Standard">Analysis of Stephanie's systems to compare to the alanine dipeptide system</text:p>
      <text:p text:style-name="Standard">Can separate bidentate inositols into bidentate with the same peptide and bidentate with different peptides. Use the data of inositols bidentate with the same peptide and project the data onto the basins defined for alanine dipeptide to see if results are comparable.</text:p>
      <text:p text:style-name="Standard"/>
      <text:p text:style-name="Standard">In /projects/pomes/steph/16_MER</text:p>
      <text:p text:style-name="Standard"><text:tab/><text:tab/><text:tab/> /SCYLLO – contains topology of scyllo-inositol</text:p>
      <text:p text:style-name="Standard"><text:tab/><text:tab/><text:tab/>/SHEET_GAGAGAGA – xtc files; 8 residue beta sheet control</text:p>
      <text:p text:style-name="Standard">1 face = all the sidechains are on the same face</text:p>
      <text:p text:style-name="Standard">2 face = some sidechains are facing up and down of the sheet</text:p>
      <text:p text:style-name="Standard">In /projects/pomes/steph/for_grace/: </text:p>
      <text:p text:style-name="Standard">is the setup (both itp and gro) for the single GAGAGAGA (octomer) peptide with water unrestrained simulation for comparing with the one restrained to extended conformatio</text:p>
      <text:p text:style-name="Standard">I just need to take the gro file and solvate the system and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8-16T19:15:08</meta:creation-date>
    <dc:date>2007-08-20T21:04:44</dc:date>
    <dc:language>en-US</dc:language>
    <meta:editing-cycles>9</meta:editing-cycles>
    <meta:editing-duration>PT28M12S</meta:editing-duration>
    <meta:user-defined meta:name="Info 1"/>
    <meta:user-defined meta:name="Info 2"/>
    <meta:user-defined meta:name="Info 3"/>
    <meta:user-defined meta:name="Info 4"/>
    <meta:document-statistic meta:table-count="0" meta:image-count="0" meta:object-count="0" meta:page-count="2" meta:paragraph-count="31" meta:word-count="427" meta:character-count="2453"/>
  </office:meta>
</office:document-meta>
</file>